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20000017300907064CDC84523.jpg" manifest:media-type="image/jpeg"/>
  <manifest:file-entry manifest:full-path="Pictures/10000000000001EE000002F964E12672652360DB.jpg" manifest:media-type="image/jpeg"/>
  <manifest:file-entry manifest:full-path="Pictures/10000000000003C00000038B378AE8B44FAF8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506cm, 0cm, 0cm, 3.799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3.459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949cm" svg:height="9.4cm" svg:x="6.4cm" svg:y="0cm">
          <draw:image xlink:href="Pictures/10000000000003C00000038B378AE8B44FAF8A8B.jpg" xlink:type="simple" xlink:show="embed" xlink:actuate="onLoad">
            <text:p/>
          </draw:image>
        </draw:frame>
        <draw:frame draw:style-name="gr2" draw:text-style-name="P3" draw:layer="layout" svg:width="6.517cm" svg:height="9.4cm" svg:x="-0.055cm" svg:y="0cm">
          <draw:image xlink:href="Pictures/10000000000001EE000002F964E12672652360DB.jpg" xlink:type="simple" xlink:show="embed" xlink:actuate="onLoad">
            <text:p/>
          </draw:image>
        </draw:frame>
        <draw:frame draw:style-name="gr3" draw:text-style-name="P3" draw:layer="layout" svg:width="12.6cm" svg:height="9.452cm" svg:x="15.6cm" svg:y="-0.052cm">
          <draw:image xlink:href="Pictures/10000000000002920000017300907064CDC8452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09:35:22.703656818</meta:creation-date>
    <dc:date>2019-04-21T16:18:57.324339024</dc:date>
    <meta:editing-duration>PT7M51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